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lucida grande', tahoma, verdan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8082c" officeooo:paragraph-rsid="0018082c"/>
    </style:style>
    <style:style style:name="P2" style:family="paragraph" style:parent-style-name="Text_20_body">
      <style:text-properties officeooo:rsid="0019f320" officeooo:paragraph-rsid="0019f320"/>
    </style:style>
    <style:style style:name="P3" style:family="paragraph" style:parent-style-name="Text_20_body" style:list-style-name="L1">
      <style:text-properties officeooo:rsid="0019f320" officeooo:paragraph-rsid="0019f320"/>
    </style:style>
    <style:style style:name="P4" style:family="paragraph" style:parent-style-name="Text_20_body" style:list-style-name="L2">
      <style:text-properties officeooo:rsid="001a7cd3" officeooo:paragraph-rsid="001a7cd3"/>
    </style:style>
    <style:style style:name="P5" style:family="paragraph" style:parent-style-name="Text_20_body" style:list-style-name="L3">
      <style:text-properties officeooo:rsid="001b64bb" officeooo:paragraph-rsid="001b64bb"/>
    </style:style>
    <style:style style:name="P6" style:family="paragraph" style:parent-style-name="Text_20_body" style:list-style-name="L4">
      <style:text-properties officeooo:rsid="001c9703" officeooo:paragraph-rsid="001c9703"/>
    </style:style>
    <style:style style:name="P7" style:family="paragraph" style:parent-style-name="Text_20_body" style:list-style-name="L4">
      <style:text-properties officeooo:rsid="001de17d" officeooo:paragraph-rsid="001de17d"/>
    </style:style>
    <style:style style:name="P8" style:family="paragraph" style:parent-style-name="Text_20_body" style:list-style-name="L6">
      <style:text-properties officeooo:rsid="001eaa30" officeooo:paragraph-rsid="001eaa30"/>
    </style:style>
    <style:style style:name="P9" style:family="paragraph" style:parent-style-name="Text_20_body" style:list-style-name="L6">
      <style:text-properties officeooo:paragraph-rsid="001eaa30"/>
    </style:style>
    <style:style style:name="P10" style:family="paragraph" style:parent-style-name="Text_20_body" style:list-style-name="L7">
      <style:text-properties officeooo:rsid="0021b2e5" officeooo:paragraph-rsid="0021b2e5"/>
    </style:style>
    <style:style style:name="P11" style:family="paragraph" style:parent-style-name="Text_20_body">
      <style:text-properties officeooo:rsid="0023c401" officeooo:paragraph-rsid="0023c401"/>
    </style:style>
    <style:style style:name="P12" style:family="paragraph" style:parent-style-name="Text_20_body">
      <style:text-properties officeooo:rsid="0024db00" officeooo:paragraph-rsid="0024db00"/>
    </style:style>
    <style:style style:name="P13" style:family="paragraph" style:parent-style-name="Text_20_body" style:list-style-name="L8">
      <style:text-properties officeooo:rsid="0024db00" officeooo:paragraph-rsid="0024db00"/>
    </style:style>
    <style:style style:name="P14" style:family="paragraph" style:parent-style-name="Text_20_body">
      <style:text-properties officeooo:rsid="00255836" officeooo:paragraph-rsid="00255836"/>
    </style:style>
    <style:style style:name="P15" style:family="paragraph" style:parent-style-name="Text_20_body">
      <style:text-properties officeooo:rsid="002816fd" officeooo:paragraph-rsid="002816fd"/>
    </style:style>
    <style:style style:name="P16" style:family="paragraph" style:parent-style-name="Text_20_body">
      <style:text-properties officeooo:rsid="002a1517" officeooo:paragraph-rsid="002a1517"/>
    </style:style>
    <style:style style:name="P17" style:family="paragraph" style:parent-style-name="Text_20_body">
      <style:text-properties officeooo:rsid="002a8e68" officeooo:paragraph-rsid="002a8e68"/>
    </style:style>
    <style:style style:name="P18" style:family="paragraph" style:parent-style-name="Text_20_body" style:list-style-name="L9">
      <style:text-properties style:text-underline-style="none" fo:font-weight="bold" officeooo:rsid="002a8e68" officeooo:paragraph-rsid="002dac7f" style:font-weight-asian="bold" style:font-weight-complex="bold"/>
    </style:style>
    <style:style style:name="P19" style:family="paragraph" style:parent-style-name="Text_20_body" style:list-style-name="L9">
      <style:text-properties style:text-underline-style="none" fo:font-weight="bold" officeooo:rsid="002eba91" officeooo:paragraph-rsid="002eba91" style:font-weight-asian="bold" style:font-weight-complex="bold"/>
    </style:style>
    <style:style style:name="P20" style:family="paragraph" style:parent-style-name="Text_20_body" style:list-style-name="L9">
      <style:text-properties style:text-underline-style="none" fo:font-weight="bold" officeooo:rsid="00318067" officeooo:paragraph-rsid="00318067" style:font-weight-asian="bold" style:font-weight-complex="bold"/>
    </style:style>
    <style:style style:name="P21" style:family="paragraph" style:parent-style-name="Text_20_body">
      <style:text-properties officeooo:paragraph-rsid="0034aa46"/>
    </style:style>
    <style:style style:name="P22" style:family="paragraph" style:parent-style-name="Text_20_body">
      <style:text-properties fo:font-weight="normal" officeooo:rsid="003642c7" officeooo:paragraph-rsid="003642c7" style:font-weight-asian="normal" style:font-weight-complex="normal"/>
    </style:style>
    <style:style style:name="P23" style:family="paragraph" style:parent-style-name="Text_20_body">
      <style:text-properties officeooo:rsid="00386159" officeooo:paragraph-rsid="00386159"/>
    </style:style>
    <style:style style:name="P24" style:family="paragraph" style:parent-style-name="Text_20_body">
      <style:text-properties officeooo:rsid="00392f3e" officeooo:paragraph-rsid="00392f3e"/>
    </style:style>
    <style:style style:name="P25" style:family="paragraph" style:parent-style-name="Heading_20_2">
      <style:text-properties officeooo:rsid="001a7cd3" officeooo:paragraph-rsid="001a7cd3"/>
    </style:style>
    <style:style style:name="P26" style:family="paragraph" style:parent-style-name="Heading_20_2">
      <style:text-properties officeooo:paragraph-rsid="001c9703"/>
    </style:style>
    <style:style style:name="P27" style:family="paragraph" style:parent-style-name="Heading_20_2">
      <style:text-properties officeooo:paragraph-rsid="001eaa30"/>
    </style:style>
    <style:style style:name="P28" style:family="paragraph" style:parent-style-name="Heading_20_2">
      <style:text-properties officeooo:rsid="00255836" officeooo:paragraph-rsid="00255836"/>
    </style:style>
    <style:style style:name="P29" style:family="paragraph" style:parent-style-name="Heading_20_2">
      <style:text-properties officeooo:rsid="002a8e68" officeooo:paragraph-rsid="002a8e68"/>
    </style:style>
    <style:style style:name="P30" style:family="paragraph" style:parent-style-name="Heading_20_2">
      <style:text-properties fo:font-weight="bold" officeooo:rsid="0034aa46" officeooo:paragraph-rsid="0034aa46" style:font-weight-asian="bold" style:font-weight-complex="bold"/>
    </style:style>
    <style:style style:name="P31" style:family="paragraph" style:parent-style-name="Heading_20_1">
      <style:text-properties officeooo:rsid="0021b2e5" officeooo:paragraph-rsid="0024db00"/>
    </style:style>
    <style:style style:name="P32" style:family="paragraph" style:parent-style-name="Heading_20_3">
      <style:text-properties officeooo:rsid="001a7cd3" officeooo:paragraph-rsid="001a7cd3"/>
    </style:style>
    <style:style style:name="P33" style:family="paragraph" style:parent-style-name="Heading_20_3">
      <style:text-properties officeooo:rsid="001eaa30" officeooo:paragraph-rsid="00203c83"/>
    </style:style>
    <style:style style:name="P34" style:family="paragraph" style:parent-style-name="Heading_20_3">
      <style:text-properties officeooo:paragraph-rsid="0023c401"/>
    </style:style>
    <style:style style:name="P35" style:family="paragraph" style:parent-style-name="Heading_20_3">
      <style:text-properties officeooo:rsid="00263d8f" officeooo:paragraph-rsid="00263d8f"/>
    </style:style>
    <style:style style:name="P36" style:family="paragraph" style:parent-style-name="Heading_20_3">
      <style:text-properties officeooo:rsid="002816fd" officeooo:paragraph-rsid="002816fd"/>
    </style:style>
    <style:style style:name="T1" style:family="text">
      <style:text-properties officeooo:rsid="00181e2a"/>
    </style:style>
    <style:style style:name="T2" style:family="text">
      <style:text-properties officeooo:rsid="001a7cd3"/>
    </style:style>
    <style:style style:name="T3" style:family="text">
      <style:text-properties officeooo:rsid="001b64bb"/>
    </style:style>
    <style:style style:name="T4" style:family="text">
      <style:text-properties officeooo:rsid="001c9703"/>
    </style:style>
    <style:style style:name="T5" style:family="text">
      <style:text-properties officeooo:rsid="001eaa30"/>
    </style:style>
    <style:style style:name="T6" style:family="text">
      <style:text-properties officeooo:rsid="0023c401"/>
    </style:style>
    <style:style style:name="T7" style:family="text">
      <style:text-properties fo:font-weight="normal" style:font-weight-asian="normal" style:font-weight-complex="normal"/>
    </style:style>
    <style:style style:name="T8" style:family="text">
      <style:text-properties fo:font-weight="normal" officeooo:rsid="002dac7f" style:font-weight-asian="normal" style:font-weight-complex="normal"/>
    </style:style>
    <style:style style:name="T9" style:family="text">
      <style:text-properties fo:font-weight="normal" officeooo:rsid="00303954" style:font-weight-asian="normal" style:font-weight-complex="normal"/>
    </style:style>
    <style:style style:name="T10" style:family="text">
      <style:text-properties fo:font-weight="normal" officeooo:rsid="003229ce" style:font-weight-asian="normal" style:font-weight-complex="normal"/>
    </style:style>
    <style:style style:name="T11" style:family="text">
      <style:text-properties officeooo:rsid="002545c4"/>
    </style:style>
    <style:style style:name="T12" style:family="text">
      <style:text-properties officeooo:rsid="002dac7f"/>
    </style:style>
    <style:style style:name="T13" style:family="text">
      <style:text-properties officeooo:rsid="002eba91"/>
    </style:style>
    <style:style style:name="T14" style:family="text">
      <style:text-properties officeooo:rsid="0036c75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allo Alpha Oumar <text:span text:style-name="T1">Binta</text:span></text:p>
      <text:p text:style-name="P1">Numero etudiant : 21007631</text:p>
      <text:p text:style-name="P1">Groupe 3.1 IHM</text:p>
      <text:p text:style-name="P1"/>
      <text:p text:style-name="P1"/>
      <text:h text:style-name="Heading_20_1" text:outline-level="1">Partie 1</text:h>
      <text:p text:style-name="P2">Pour chaque question sur les lignes de commande à fournir, je me suis permis d'en mettre deux</text:p>
      <text:list xml:id="list1305417083712371881" text:style-name="L1">
        <text:list-item>
          <text:p text:style-name="P3">une pour les formats ogv </text:p>
        </text:list-item>
        <text:list-item>
          <text:p text:style-name="P3">une générale pour tous types de formats</text:p>
        </text:list-item>
      </text:list>
      <text:h text:style-name="Heading_20_2" text:outline-level="2">Question 1)</text:h>
      <text:h text:style-name="P34" text:outline-level="3"><text:span text:style-name="T6">OGV</text:span></text:h>
      <text:p text:style-name="P11">OGV est une extension de nom de fichier vidéo, provenant des formats Ogg et Vorbis' crée par Xiph.Org Foundation</text:p>
      <text:h text:style-name="Heading_20_3" text:outline-level="3">VORBIS</text:h>
      <text:p text:style-name="P11">Vorbis est un algorithme pour compresser et décompresser des <text:span text:style-name="T13">fichiers </text:span>audio<text:span text:style-name="T13">s</text:span> numériques. Il est ouvert, libre et sans brevet <text:span text:style-name="T13">et il </text:span>supporte le multi-canal.</text:p>
      <text:h text:style-name="Heading_20_3" text:outline-level="3">THEORA</text:h>
      <text:p text:style-name="P11">Theora est un format de compression vidéo (format de vidéo ouvert et sans brevets, rivalisant avec les formats MPEG4, WMV et RealVideo).</text:p>
      <text:h text:style-name="P25" text:outline-level="2">Question 2)</text:h>
      <text:h text:style-name="P32" text:outline-level="3">a) Lire la vidéo et le son</text:h>
      <text:list xml:id="list5719231982507048780" text:style-name="L2">
        <text:list-item>
          <text:p text:style-name="P4">gst-launch filesrc location=video.ogv ! oggdemux name=ogg ogg. ! queue ! theoradec ! ffmpegcolorspace ! autovideosink <text:s/>ogg. ! queue ! vorbisdec ! audioconvert ! <text:span text:style-name="T3">a</text:span>utoaudiosink</text:p>
        </text:list-item>
        <text:list-item>
          <text:p text:style-name="P4">gst-launch filesrc location=video.ogv ! decodebin name=decod decod. ! queue ! ffmpegcolorspace ! autovideosink <text:s/>decod. ! queue ! audioconvert ! autoaudiosink</text:p>
        </text:list-item>
      </text:list>
      <text:h text:style-name="Heading_20_3" text:outline-level="3">b-)lire la vidéo en remplaçant l’audio par un autre fichier audio</text:h>
      <text:list xml:id="list499591078076324446" text:style-name="L3">
        <text:list-item>
          <text:p text:style-name="P5">gst-launch filesrc location=video.ogv ! oggdemux name=ogg ogg. ! theoradec ! ffmpegcolorspace ! autovideosink ogg. ! filesrc location=audio.mp3 <text:s/>! mad ! audioconvert ! autoaudiosink</text:p>
        </text:list-item>
        <text:list-item>
          <text:p text:style-name="P5">gst-launch filesrc location=video.ogv ! decodebin name=decod decod. ! <text:s/>ffmpegcolorspace ! autovideosink decod. ! filesrc location=audio.mp3 <text:s/>! mad ! audioconvert ! autoaudiosink</text:p>
        </text:list-item>
      </text:list>
      <text:h text:style-name="P26" text:outline-level="2"><text:soft-page-break/>Question <text:span text:style-name="T2">3</text:span>) <text:span text:style-name="T4">Lire la vidéo, le son, et les sous-titres</text:span></text:h>
      <text:list xml:id="list6750543074157978115" text:style-name="L4">
        <text:list-item>
          <text:p text:style-name="P6">gst-launch filesrc location=video.srt ! subparse ! overlay. filesrc location=video.ogv ! oggdemux name=decod decod. ! queue ! theoradec ! ffmpegcolorspace ! subtitleoverlay name=overlay ! autovideosink <text:s/>decod. ! queue ! vorbisdec ! audioconvert ! autoaudiosink</text:p>
        </text:list-item>
        <text:list-item>
          <text:p text:style-name="P7">gst-launch filesrc location=video.srt ! subparse ! overlay. filesrc location=video.ogv ! decodebin name=decod decod. ! queue ! ffmpegcolorspace ! subtitleoverlay name=overlay ! autovideosink <text:s/>decod. ! queue ! audioconvert ! autoaudiosink</text:p>
        </text:list-item>
      </text:list>
      <text:h text:style-name="P27" text:outline-level="2">Question <text:span text:style-name="T2">4</text:span>) <text:span text:style-name="T5">Fichier contenant la ( vidéo + son + sous titres)</text:span></text:h>
      <text:h text:style-name="Heading_20_3" text:outline-level="3">a-) son au choix</text:h>
      <text:list xml:id="list7032678588403810310" text:style-name="L6">
        <text:list-item>
          <text:p text:style-name="P9"><text:span text:style-name="T5">gst-launch filesrc location=video.srt ! subparse ! overlay. filesrc location=video.ogv ! oggdemux name=decod \<text:line-break/>decod. ! queue ! theoradec ! ffmpegcolorspace ! subtitleoverlay name=overlay ! theoraenc ! m. \<text:line-break/>decod. ! filesrc location=audio.mp3 ! mad ! audioconvert ! vorbisenc ! m. \<text:line-break/>oggmux name=m ! filesink location=video_soustitres_partie1.ogv</text:span></text:p>
        </text:list-item>
        <text:list-item>
          <text:p text:style-name="P8">gst-launch filesrc location=video.srt ! subparse ! overlay. filesrc location=video.ogv ! decodebin name=decod \<text:line-break/>decod. ! queue ! ffmpegcolorspace ! subtitleoverlay name=overlay ! theoraenc ! m. \<text:line-break/>decod. ! filesrc location=audio.mp3 ! mad ! audioconvert ! vorbisenc ! m. \<text:line-break/>oggmux name=m ! filesink location=video_soustitres_partie1.ogv</text:p>
        </text:list-item>
      </text:list>
      <text:h text:style-name="P33" text:outline-level="3">a-) son d'origine</text:h>
      <text:list xml:id="list1376138003177386131" text:style-name="L7">
        <text:list-item>
          <text:p text:style-name="P10">gst-launch filesrc location=video.srt ! subparse ! overlay. filesrc location=video.ogv ! oggdemux name=decod \<text:line-break/>decod. ! queue ! theoradec ! ffmpegcolorspace ! subtitleoverlay name=overlay ! theoraenc ! m. \<text:line-break/>decod. ! queue ! vorbisdec ! audioconvert ! vorbisenc ! m. \<text:line-break/>oggmux name=m ! filesink location=video_soustitres_partie1.ogv</text:p>
        </text:list-item>
        <text:list-item>
          <text:p text:style-name="P10">gst-launch filesrc location=video.srt ! subparse ! overlay. filesrc location=video.ogv ! decodebin name=decod \<text:line-break/>decod. ! queue ! ffmpegcolorspace ! subtitleoverlay name=overlay ! theoraenc ! m. \ decod. ! queue ! audioconvert ! vorbisenc ! m. \<text:line-break/>oggmux name=m ! filesink location=video_soustitres_partie1.ogv</text:p>
        </text:list-item>
      </text:list>
      <text:h text:style-name="P31" text:outline-level="1">Partie 2</text:h>
      <text:p text:style-name="P23">L'application développée peut lire différents formats de vidéo (ogg, ogv, avi).</text:p>
      <text:p text:style-name="P24">Fonctionnalité rajouté : stop, replay</text:p>
      <text:p text:style-name="P12">Afin de développer le lecteur audio vidéo, j'ai procédé en <text:span text:style-name="T11">5</text:span> étapes distinctes :</text:p>
      <text:list xml:id="list1335903975803756347" text:style-name="L8">
        <text:list-item>
          <text:p text:style-name="P13"><text:soft-page-break/>la première fut l'analyse des besoins et la documentation sur l'ensemble des librairies exigées pour la réalisation du projet</text:p>
        </text:list-item>
        <text:list-item>
          <text:p text:style-name="P13">la seconde étapes à la spécification</text:p>
        </text:list-item>
        <text:list-item>
          <text:p text:style-name="P13">la troisième aux développements des modules</text:p>
        </text:list-item>
        <text:list-item>
          <text:p text:style-name="P13">la quatrième étape à l'implémentation de l'interface graphique</text:p>
        </text:list-item>
        <text:list-item>
          <text:p text:style-name="P13">la dernière étape pour les tests de l'application</text:p>
        </text:list-item>
      </text:list>
      <text:h text:style-name="P28" text:outline-level="2">Librairies utilisées</text:h>
      <text:h text:style-name="P35" text:outline-level="3">gstreamer-0.10</text:h>
      <text:p text:style-name="P15">GStreamer est une bibliothèque logicielle de manipulation de sons et d'images (appelée aussi framework multimédia) distribué sous licence libre, écrite en C, initialement développée pour proposer une solution capable de concurrencer QuickTime et DirectShow sur GNU/Linux.</text:p>
      <text:h text:style-name="P35" text:outline-level="3">gstreamer-interfaces-0.10</text:h>
      <text:p text:style-name="P14">Cette librairie permet de disposer de l'interface <text:s/>XOverlay, qui permet à l'application contenant la sortie la vidéo du flux de choisir et fixer son propre conteneur afin que l'interface graphique créée par GTK puisse contenir la fenêtre de rendu de Gstreamer.</text:p>
      <text:h text:style-name="P36" text:outline-level="3">gtk+-2.0</text:h>
      <text:p text:style-name="P16">GTK+ (The GIMP Toolkit) est un ensemble de bibliothèques logicielles, c'est-à-dire un ensemble de fonctions permettant de réaliser des interfaces graphiques. Cette bibliothèque a été développée originellement pour les besoins du logiciel de traitement d'images GIMP. GTK+ est maintenant utilisé dans de nombreux projets, dont les environnements de bureau GNOME, Xfce, Lxde et ROX. GTK+ est un projet libre (licence GNU LGPL 2.1) et multiplate-forme.</text:p>
      <text:h text:style-name="P29" text:outline-level="2">Description des fichiers</text:h>
      <text:p text:style-name="P17">Le code de l'application est contenu dans quatre fichiers distincts dont (1 fichier header et 3 fichiers sources) :</text:p>
      <text:list xml:id="list4106654713069248122" text:style-name="L9">
        <text:list-item>
          <text:p text:style-name="P18">pmp.h : <text:span text:style-name="T7">ce fichier contient les prototypes des différentes fonctions ainsi que la structure de données utilisées dans l'application. </text:span><text:span text:style-name="T8">La structure StreamData contient essentiellement l'ensemble des éléments nécessaires à la création du pipeline pour la visualisation <text:s/>de la vidéo, d'un booléen pour activer et désactiver les sous-titres, un slider pour traquer l'évolution de la lecture de la vidéo, un entier pour identifier l'ID du slider pour le rafraîchissement du slider sur l'interface graphique ainsi qu'un la durée de la vidéo en nanosecondes.</text:span></text:p>
        </text:list-item>
        <text:list-item>
          <text:p text:style-name="P18"><text:span text:style-name="T12">pmp_cb.c :</text:span><text:span text:style-name="T8"> ce fichier contient l'ensemble des fonctions de type CALLBACK, appelé lors du déclenchement d'un événement précis.</text:span></text:p>
        </text:list-item>
        <text:list-item>
          <text:p text:style-name="P19"><text:span text:style-name="T12">p</text:span>mp_ui.c : <text:span text:style-name="T8">ce fichier contient l'ensemble des fonctions </text:span><text:span text:style-name="T9">nécessaires à la création de l'interface graphique de l'application</text:span><text:span text:style-name="T8">.</text:span></text:p>
        </text:list-item>
        <text:list-item>
          <text:p text:style-name="P20"><text:soft-page-break/>main.c : <text:span text:style-name="T10">ce fichier contient le programme principal de l'application.</text:span></text:p>
        </text:list-item>
      </text:list>
      <text:h text:style-name="P30" text:outline-level="2">Screen</text:h>
      <text:p text:style-name="P21"/>
      <text:h text:style-name="P30" text:outline-level="2">BUG</text:h>
      <text:p text:style-name="P22">Après la fin de la lecture ou en cliquant sur le bouton stop puis play la vidéo ne se relance pas parfois quand les sous-titres sont activés en fonction des systèmes d'exploitations. Je n'ai toujours pas trouvé de solution à ce bug. <text:span text:style-name="T14">Lorsque les sous-titres ne sont pas activés on peut arrêter et relancer la vidéo à notre guise. (une solution , je suis preneur aob.diallo@gmail.c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Arial, 'lucida grande', tahoma, verdan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allo Binta</meta:initial-creator>
    <meta:creation-date>2014-11-03T09:24:33.566303539</meta:creation-date>
    <dc:date>2014-11-03T12:01:58.569107786</dc:date>
    <dc:creator>Diallo Binta</dc:creator>
    <meta:editing-duration>PT2H35M44S</meta:editing-duration>
    <meta:editing-cycles>31</meta:editing-cycles>
    <meta:generator>LibreOffice/4.2.6.3$Linux_X86_64 LibreOffice_project/420m0$Build-3</meta:generator>
    <meta:document-statistic meta:table-count="0" meta:image-count="0" meta:object-count="0" meta:page-count="4" meta:paragraph-count="56" meta:word-count="951" meta:character-count="6419" meta:non-whitespace-character-count="5531"/>
  </office:meta>
</office:document-meta>
</file>